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8C49808C01F74CB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309cm" fo:min-width="17.134cm"/>
    </style:style>
    <style:style style:name="gr2" style:family="graphic" style:parent-style-name="standard">
      <style:graphic-properties draw:textarea-horizontal-align="justify" draw:textarea-vertical-align="middle" draw:auto-grow-height="false" fo:min-height="3.309cm" fo:min-width="3.1cm"/>
    </style:style>
    <style:style style:name="gr3" style:family="graphic" style:parent-style-name="standard">
      <style:graphic-properties draw:textarea-horizontal-align="justify" draw:textarea-vertical-align="middle" draw:auto-grow-height="false" fo:min-height="2.35cm" fo:min-width="3.1cm"/>
    </style:style>
    <style:style style:name="gr4" style:family="graphic" style:parent-style-name="standard">
      <style:graphic-properties draw:fill-color="#dee7e5" draw:textarea-horizontal-align="justify" draw:textarea-vertical-align="middle" draw:auto-grow-height="false" fo:min-height="1.909cm" fo:min-width="2.80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5.85cm" fo:min-width="3.1cm"/>
    </style:style>
    <style:style style:name="gr7" style:family="graphic" style:parent-style-name="standard">
      <style:graphic-properties draw:fill-color="#dee7e5" draw:textarea-horizontal-align="justify" draw:textarea-vertical-align="middle" draw:auto-grow-height="false" fo:min-height="1.109cm" fo:min-width="2.807cm"/>
    </style:style>
    <style:style style:name="gr8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-color="#dee7e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custom-shape draw:style-name="gr1" draw:text-style-name="P1" xml:id="id7" draw:id="id7" draw:layer="layout" svg:width="17.634cm" svg:height="3.559cm" svg:x="5.283cm" svg:y="4.3cm">
          <text:p text:style-name="P1"><text:span text:style-name="T1">Create tubles of (value, colume name)</text:span><text:span text:style-name="T1"><text:line-break/></text:span><text:span text:style-name="T1"><text:line-break/></text:span><text:span text:style-name="T1"><text:line-break/></text:span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19.5cm" svg:height="2.6cm" svg:x="1.4cm" svg:y="0.6cm" presentation:class="title" presentation:user-transformed="true">
          <draw:text-box>
            <text:p text:style-name="P2">DDM-Spark (following the paper) </text:p>
          </draw:text-box>
        </draw:frame>
        <draw:custom-shape draw:style-name="gr2" draw:text-style-name="P1" xml:id="id6" draw:id="id6" draw:layer="layout" svg:width="3.6cm" svg:height="3.559cm" svg:x="1.2cm" svg:y="4.3cm">
          <text:p text:style-name="P1">Read data<text:line-break/>from cs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3.6cm" svg:height="3.559cm" svg:x="23.4cm" svg:y="4.3cm">
          <text:p text:style-name="P1">Partition <text:line-break/>globally<text:line-break/>with</text:p>
          <text:p text:style-name="P1">un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5" draw:id="id5" draw:layer="layout" svg:width="3.6cm" svg:height="2.6cm" svg:x="1.2cm" svg:y="9.1cm">
          <text:p text:style-name="P1">Create rdd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6cm" svg:height="2.6cm" svg:x="19cm" svg:y="9.1cm">
          <text:p text:style-name="P1">Remove<text:line-break/>empty<text:line-break/>valu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3.6cm" svg:height="2.6cm" svg:x="23.4cm" svg:y="9.1cm">
          <text:p text:style-name="P1">Convert to<text:line-break/>str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0" draw:id="id10" draw:layer="layout" svg:width="3.307cm" svg:height="2.159cm" svg:x="5.483cm" svg:y="5.5cm">
          <text:p text:style-name="P1">Convert <text:line-break/>columns <text:line-break/>to s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2" draw:id="id12" draw:layer="layout" svg:width="3.307cm" svg:height="2.159cm" svg:x="12.447cm" svg:y="5.5cm">
          <text:p text:style-name="P1">Zip col<text:line-break/>+<text:line-break/>flatMa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3" draw:id="id13" draw:layer="layout" svg:width="3.307cm" svg:height="2.159cm" svg:x="15.928cm" svg:y="5.5cm">
          <text:p text:style-name="P1">Reduce<text:line-break/>by key</text:p>
          <text:p text:style-name="P1">(col name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1" draw:id="id11" draw:layer="layout" svg:width="3.307cm" svg:height="2.159cm" svg:x="8.965cm" svg:y="5.5cm">
          <text:p text:style-name="P1">Convert <text:line-break/>to rd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" draw:id="id14" draw:layer="layout" svg:width="3.307cm" svg:height="2.159cm" svg:x="19.41cm" svg:y="5.5cm">
          <text:p text:style-name="P1">Convert <text:line-break/>to D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18.2cm" svg:y1="10.4cm" svg:x2="19cm" svg:y2="10.4cm" draw:start-shape="id1" draw:start-glue-point="1" draw:end-shape="id2" svg:d="M18200 10400h800" svg:viewBox="0 0 801 1">
          <text:p/>
        </draw:connector>
        <draw:connector draw:style-name="gr5" draw:text-style-name="P4" draw:layer="layout" draw:type="line" svg:x1="22.6cm" svg:y1="10.4cm" svg:x2="23.4cm" svg:y2="10.4cm" draw:start-shape="id2" draw:end-shape="id3" svg:d="M22600 10400h800" svg:viewBox="0 0 801 1">
          <text:p/>
        </draw:connector>
        <draw:connector draw:style-name="gr5" draw:text-style-name="P4" draw:layer="layout" svg:x1="25.2cm" svg:y1="7.859cm" svg:x2="3cm" svg:y2="9.1cm" draw:start-shape="id4" draw:start-glue-point="2" draw:end-shape="id5" draw:end-glue-point="0" svg:d="M25200 7859v620h-22200v621" svg:viewBox="0 0 22201 1242">
          <text:p/>
        </draw:connector>
        <draw:custom-shape draw:style-name="gr6" draw:text-style-name="P1" draw:layer="layout" svg:width="3.6cm" svg:height="6.1cm" svg:x="10.2cm" svg:y="9.1cm">
          <text:p text:style-name="P1">Build <text:line-break/>inclusion</text:p>
          <text:p text:style-name="P1">Lists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3.307cm" svg:height="1.359cm" svg:x="10.347cm" svg:y="11.641cm">
          <text:p text:style-name="P1">Map over</text:p>
          <text:p text:style-name="P1">col nam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3.307cm" svg:height="1.359cm" svg:x="10.347cm" svg:y="13.4cm">
          <text:p text:style-name="P1">Filter this<text:line-break/>col nam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4.8cm" svg:y1="6.079cm" svg:x2="5.283cm" svg:y2="6.079cm" draw:start-shape="id6" draw:end-shape="id7" svg:d="M4800 6079h483" svg:viewBox="0 0 484 1">
          <text:p/>
        </draw:connector>
        <draw:connector draw:style-name="gr5" draw:text-style-name="P4" draw:layer="layout" draw:type="line" svg:x1="22.917cm" svg:y1="6.079cm" svg:x2="23.4cm" svg:y2="6.079cm" draw:start-shape="id7" draw:end-shape="id4" svg:d="M22917 6079h483" svg:viewBox="0 0 484 1">
          <text:p/>
        </draw:connector>
        <draw:custom-shape draw:style-name="gr3" draw:text-style-name="P1" xml:id="id9" draw:id="id9" draw:layer="layout" svg:width="3.6cm" svg:height="2.6cm" svg:x="19cm" svg:y="12.4cm">
          <text:p text:style-name="P1">Sort lines<text:line-break/>and prin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23.4cm" svg:y1="13.7cm" svg:x2="22.6cm" svg:y2="13.7cm" draw:start-shape="id8" draw:end-shape="id9" svg:d="M23400 13700h-800" svg:viewBox="0 0 801 1">
          <text:p/>
        </draw:connector>
        <draw:custom-shape draw:style-name="gr3" draw:text-style-name="P1" xml:id="id8" draw:id="id8" draw:layer="layout" svg:width="3.6cm" svg:height="2.6cm" svg:x="23.4cm" svg:y="12.4cm">
          <text:p text:style-name="P1">Collec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25.2cm" svg:y1="11.7cm" svg:x2="25.2cm" svg:y2="12.4cm" draw:start-shape="id3" draw:end-shape="id8" svg:d="M25200 11700v700" svg:viewBox="0 0 1 701">
          <text:p/>
        </draw:connector>
        <draw:custom-shape draw:style-name="gr3" draw:text-style-name="P1" xml:id="id1" draw:id="id1" draw:layer="layout" svg:width="3.6cm" svg:height="2.6cm" svg:x="14.6cm" svg:y="9.1cm">
          <text:p text:style-name="P1">Intersect <text:line-break/>and group</text:p>
          <text:p text:style-name="P1">By ke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3.6cm" svg:height="6.1cm" svg:x="5.8cm" svg:y="9.1cm">
          <text:p text:style-name="P1">Build <text:line-break/>attribute<text:line-break/>sets<text:line-break/>(reduce<text:line-break/>by key)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9.4cm" svg:y1="10.4cm" svg:x2="10.2cm" svg:y2="10.4cm">
          <text:p/>
        </draw:line>
        <draw:line draw:style-name="gr5" draw:text-style-name="P4" draw:layer="layout" svg:x1="13.8cm" svg:y1="10.4cm" svg:x2="14.6cm" svg:y2="10.4cm">
          <text:p/>
        </draw:line>
        <draw:line draw:style-name="gr5" draw:text-style-name="P4" draw:layer="layout" svg:x1="4.8cm" svg:y1="10.4cm" svg:x2="5.8cm" svg:y2="10.4cm">
          <text:p/>
        </draw:line>
        <draw:connector draw:style-name="gr5" draw:text-style-name="P4" draw:layer="layout" draw:type="line" svg:x1="8.79cm" svg:y1="6.579cm" svg:x2="8.965cm" svg:y2="6.579cm" draw:start-shape="id10" draw:end-shape="id11" svg:d="M8790 6579h175" svg:viewBox="0 0 176 1">
          <text:p/>
        </draw:connector>
        <draw:connector draw:style-name="gr5" draw:text-style-name="P4" draw:layer="layout" draw:type="line" svg:x1="12.272cm" svg:y1="6.579cm" svg:x2="12.447cm" svg:y2="6.579cm" draw:start-shape="id11" draw:end-shape="id12" svg:d="M12272 6579h175" svg:viewBox="0 0 176 1">
          <text:p/>
        </draw:connector>
        <draw:connector draw:style-name="gr5" draw:text-style-name="P4" draw:layer="layout" draw:type="line" svg:x1="15.754cm" svg:y1="6.579cm" svg:x2="15.928cm" svg:y2="6.579cm" draw:start-shape="id12" draw:end-shape="id13" svg:d="M15754 6579h174" svg:viewBox="0 0 175 1">
          <text:p/>
        </draw:connector>
        <draw:connector draw:style-name="gr5" draw:text-style-name="P4" draw:layer="layout" draw:type="line" svg:x1="19.235cm" svg:y1="6.579cm" svg:x2="19.41cm" svg:y2="6.579cm" draw:start-shape="id13" draw:end-shape="id14" svg:d="M19235 6579h175" svg:viewBox="0 0 176 1">
          <text:p/>
        </draw:connector>
        <presentation:notes draw:style-name="dp2">
          <office:forms form:automatic-focus="false" form:apply-design-mode="false"/>
          <draw:page-thumbnail draw:style-name="gr8" draw:layer="layout" svg:width="17cm" svg:height="9.56cm" svg:x="2cm" svg:y="2.5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8C49808C01F74CB8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27T00:01:53.059000000</meta:creation-date>
    <meta:editing-duration>PT10M47S</meta:editing-duration>
    <meta:editing-cycles>4</meta:editing-cycles>
    <meta:generator>LibreOffice/6.3.3.2$Windows_X86_64 LibreOffice_project/a64200df03143b798afd1ec74a12ab50359878ed</meta:generator>
    <dc:title>Bright Blue</dc:title>
    <dc:date>2020-01-27T01:03:52.816000000</dc:date>
    <meta:document-statistic meta:object-count="57"/>
  </office:meta>
</office:document-meta>
</file>